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8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 style:data-style-name="N2">
      <style:table-cell-properties fo:border-bottom="0.99pt solid #1a1a1a" style:diagonal-bl-tr="none" style:diagonal-tl-br="none" fo:border-left="2.24pt solid #000000" fo:border-right="2.24pt solid #000000" style:rotation-align="none" fo:border-top="2.24pt solid #000000"/>
    </style:style>
    <style:style style:name="ce65" style:family="table-cell" style:parent-style-name="Default" style:data-style-name="N2">
      <style:table-cell-properties fo:border-bottom="0.99pt solid #1a1a1a" style:diagonal-bl-tr="none" style:diagonal-tl-br="none" fo:border-left="2.24pt solid #000000" fo:border-right="2.24pt solid #000000" style:rotation-align="none" fo:border-top="0.99pt solid #1a1a1a"/>
    </style:style>
    <style:style style:name="ce66" style:family="table-cell" style:parent-style-name="Default">
      <style:table-cell-properties fo:border-bottom="2.24pt solid #000000" fo:border-left="2.24pt solid #000000" fo:border-right="2.24pt solid #000000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76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2.24pt solid #000000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78" style:family="table-cell" style:parent-style-name="Default" style:data-style-name="N2">
      <style:table-cell-properties style:diagonal-bl-tr="none" style:diagonal-tl-br="none" fo:border="0.99pt solid #1a1a1a" style:rotation-align="none"/>
      <style:text-properties style:text-underline-style="none"/>
    </style:style>
    <style:style style:name="ce79" style:family="table-cell" style:parent-style-name="Default" style:data-style-name="N2">
      <style:table-cell-properties fo:border-bottom="2.24pt solid #000000" fo:border-left="none" fo:border-right="none" fo:border-top="none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8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2.24pt solid #000000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2">
      <style:table-cell-properties fo:border-bottom="0.99pt solid #1a1a1a" style:diagonal-bl-tr="none" style:diagonal-tl-br="none" fo:border-left="2.24pt solid #000000" fo:border-right="0.99pt solid #1a1a1a" style:rotation-align="none" fo:border-top="2.24pt solid #000000"/>
    </style:style>
    <style:style style:name="ce91" style:family="table-cell" style:parent-style-name="Default" style:data-style-name="N2">
      <style:table-cell-properties fo:border-bottom="0.99pt solid #1a1a1a" style:diagonal-bl-tr="none" style:diagonal-tl-br="none" fo:border-left="2.24pt solid #000000" fo:border-right="0.99pt solid #1a1a1a" style:rotation-align="none" fo:border-top="0.99pt solid #1a1a1a"/>
    </style:style>
    <style:style style:name="ce92" style:family="table-cell" style:parent-style-name="Default" style:data-style-name="N2">
      <style:table-cell-properties fo:border-bottom="2.24pt solid #000000" fo:border-left="2.24pt solid #000000" fo:border-right="none" fo:border-top="none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 style:data-style-name="N2">
      <style:table-cell-properties fo:border-bottom="2.24pt solid #000000" style:diagonal-bl-tr="none" style:diagonal-tl-br="none" fo:border-left="none" fo:border-right="0.9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24pt solid #000000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2">
      <style:table-cell-properties fo:border-bottom="0.99pt solid #1a1a1a" style:diagonal-bl-tr="none" style:diagonal-tl-br="none" fo:border-left="2.24pt solid #000000" fo:border-right="0.99pt solid #1a1a1a" style:rotation-align="none" fo:border-top="0.99pt solid #1a1a1a"/>
      <style:text-properties style:text-underline-style="none"/>
    </style:style>
    <style:style style:name="ce107" style:family="table-cell" style:parent-style-name="Default" style:data-style-name="N2">
      <style:table-cell-properties fo:border-bottom="2.24pt solid #000000" style:diagonal-bl-tr="none" style:diagonal-tl-br="none" fo:border-left="2.24pt solid #000000" fo:border-right="0.99pt solid #1a1a1a" style:rotation-align="none" fo:border-top="0.99pt solid #1a1a1a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 style:data-style-name="N2">
      <style:table-cell-properties fo:border-bottom="2.24pt solid #000000" style:diagonal-bl-tr="none" style:diagonal-tl-br="none" fo:border-left="0.99pt solid #1a1a1a" fo:border-right="0.99pt solid #1a1a1a" style:rotation-align="none" fo:border-top="0.99pt solid #1a1a1a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ext-properties style:text-underline-style="solid" style:text-underline-width="auto" style:text-underline-color="font-color"/>
    </style:style>
    <style:style style:name="ce118" style:family="table-cell" style:parent-style-name="Default" style:data-style-name="N2">
      <style:table-cell-properties fo:border-bottom="0.99pt solid #1a1a1a" style:diagonal-bl-tr="none" style:diagonal-tl-br="none" fo:border-left="none" fo:border-right="2.24pt solid #000000" style:rotation-align="none" fo:border-top="2.24pt solid #000000"/>
    </style:style>
    <style:style style:name="ce119" style:family="table-cell" style:parent-style-name="Default" style:data-style-name="N2">
      <style:table-cell-properties fo:border-bottom="0.99pt solid #1a1a1a" style:diagonal-bl-tr="none" style:diagonal-tl-br="none" fo:border-left="none" fo:border-right="2.24pt solid #000000" style:rotation-align="none" fo:border-top="0.99pt solid #1a1a1a"/>
    </style:style>
    <style:style style:name="ce120" style:family="table-cell" style:parent-style-name="Default" style:data-style-name="N2">
      <style:table-cell-properties fo:border-bottom="2.24pt solid #000000" style:diagonal-bl-tr="none" style:diagonal-tl-br="none" fo:border-left="none" fo:border-right="2.24pt solid #000000" style:rotation-align="none" fo:border-top="0.99pt solid #1a1a1a"/>
    </style:style>
    <style:style style:name="ce1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3.5mm" svg:y="175.7mm">
            <draw:object draw:notify-on-update-of-ranges="Hoja1.A15:Hoja1.A28 Hoja1.H14:Hoja1.H14 Hoja1.H15:Hoja1.H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5.74mm" svg:y="264.75mm">
            <draw:object draw:notify-on-update-of-ranges="Hoja1.A15:Hoja1.A28 Hoja1.J14:Hoja1.J14 Hoja1.J15:Hoja1.J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5.74mm" svg:y="175.94mm">
            <draw:object draw:notify-on-update-of-ranges="Hoja1.A15:Hoja1.A28 Hoja1.G14:Hoja1.G14 Hoja1.G15:Hoja1.G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3.85mm" svg:y="264.99mm">
            <draw:object draw:notify-on-update-of-ranges="Hoja1.A15:Hoja1.A28 Hoja1.K15:Hoja1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3">
          <table:table-cell table:number-columns-repeated="9"/>
          <table:table-cell table:style-name="ce114"/>
          <table:table-cell table:number-columns-repeated="1014"/>
        </table:table-row>
        <table:table-row table:style-name="ro4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84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84"/>
          <table:table-cell table:number-columns-repeated="1013"/>
        </table:table-row>
        <table:table-row table:style-name="ro5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8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105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64" office:value-type="float" office:value="200" calcext:value-type="float">
            <text:p>200,00</text:p>
          </table:table-cell>
          <table:table-cell table:style-name="ce76" office:value-type="float" office:value="31" calcext:value-type="float">
            <text:p>31,00</text:p>
          </table:table-cell>
          <table:table-cell table:style-name="ce85" office:value-type="float" office:value="0" calcext:value-type="float">
            <text:p>0,00</text:p>
          </table:table-cell>
          <table:table-cell table:style-name="ce90" office:value-type="float" office:value="0.1666667" calcext:value-type="float">
            <text:p>0,17</text:p>
          </table:table-cell>
          <table:table-cell table:style-name="ce85" office:value-type="float" office:value="0" calcext:value-type="float">
            <text:p>0,00</text:p>
          </table:table-cell>
          <table:table-cell table:style-name="ce90" office:value-type="float" office:value="7.14" calcext:value-type="float">
            <text:p>7,14</text:p>
          </table:table-cell>
          <table:table-cell table:style-name="ce76" office:value-type="float" office:value="14" calcext:value-type="float">
            <text:p>14,00</text:p>
          </table:table-cell>
          <table:table-cell table:style-name="ce85" office:value-type="float" office:value="67.7" calcext:value-type="float">
            <text:p>67,70</text:p>
          </table:table-cell>
          <table:table-cell table:style-name="ce90" office:value-type="float" office:value="11" calcext:value-type="float">
            <text:p>11,00</text:p>
          </table:table-cell>
          <table:table-cell table:style-name="ce76" office:value-type="float" office:value="16" calcext:value-type="float">
            <text:p>16,00</text:p>
          </table:table-cell>
          <table:table-cell table:style-name="ce118" office:value-type="float" office:value="35.5" calcext:value-type="float">
            <text:p>35,50</text:p>
          </table:table-cell>
          <table:table-cell table:number-columns-repeated="1013"/>
        </table:table-row>
        <table:table-row table:style-name="ro3">
          <table:table-cell table:style-name="ce65" office:value-type="float" office:value="400" calcext:value-type="float">
            <text:p>400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0.285" calcext:value-type="float">
            <text:p>0,29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26" office:value-type="float" office:value="131" calcext:value-type="float">
            <text:p>131,00</text:p>
          </table:table-cell>
          <table:table-cell table:style-name="ce91" office:value-type="float" office:value="9" calcext:value-type="float">
            <text:p>9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119" office:value-type="float" office:value="68.8" calcext:value-type="float">
            <text:p>68,80</text:p>
          </table:table-cell>
          <table:table-cell table:number-columns-repeated="1013"/>
        </table:table-row>
        <table:table-row table:style-name="ro3">
          <table:table-cell table:style-name="ce65" office:value-type="float" office:value="600" calcext:value-type="float">
            <text:p>600,00</text:p>
          </table:table-cell>
          <table:table-cell table:style-name="ce78" office:value-type="float" office:value="42" calcext:value-type="float">
            <text:p>42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0.54" calcext:value-type="float">
            <text:p>0,54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26" office:value-type="float" office:value="198.2" calcext:value-type="float">
            <text:p>198,20</text:p>
          </table:table-cell>
          <table:table-cell table:style-name="ce91" office:value-type="float" office:value="9" calcext:value-type="float">
            <text:p>9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119" office:value-type="float" office:value="103.2" calcext:value-type="float">
            <text:p>103,20</text:p>
          </table:table-cell>
          <table:table-cell table:number-columns-repeated="1013"/>
        </table:table-row>
        <table:table-row table:style-name="ro3">
          <table:table-cell table:style-name="ce65" office:value-type="float" office:value="800" calcext:value-type="float">
            <text:p>800,00</text:p>
          </table:table-cell>
          <table:table-cell table:style-name="ce32" office:value-type="float" office:value="46" calcext:value-type="float">
            <text:p>46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0.69" calcext:value-type="float">
            <text:p>0,69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26" office:value-type="float" office:value="262.49" calcext:value-type="float">
            <text:p>262,49</text:p>
          </table:table-cell>
          <table:table-cell table:style-name="ce91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119" office:value-type="float" office:value="136.8" calcext:value-type="float">
            <text:p>136,80</text:p>
          </table:table-cell>
          <table:table-cell table:number-columns-repeated="1013"/>
        </table:table-row>
        <table:table-row table:style-name="ro3">
          <table:table-cell table:style-name="ce65" office:value-type="float" office:value="1000" calcext:value-type="float">
            <text:p>1000,00</text:p>
          </table:table-cell>
          <table:table-cell table:style-name="ce32" office:value-type="float" office:value="50" calcext:value-type="float">
            <text:p>50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1.071" calcext:value-type="float">
            <text:p>1,07</text:p>
          </table:table-cell>
          <table:table-cell table:style-name="ce26" office:value-type="float" office:value="0" calcext:value-type="float">
            <text:p>0,00</text:p>
          </table:table-cell>
          <table:table-cell table:style-name="ce10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26" office:value-type="float" office:value="327.5" calcext:value-type="float">
            <text:p>327,50</text:p>
          </table:table-cell>
          <table:table-cell table:style-name="ce91" office:value-type="float" office:value="11" calcext:value-type="float">
            <text:p>11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119" office:value-type="float" office:value="170.5" calcext:value-type="float">
            <text:p>170,50</text:p>
          </table:table-cell>
          <table:table-cell table:number-columns-repeated="1013"/>
        </table:table-row>
        <table:table-row table:style-name="ro3">
          <table:table-cell table:style-name="ce65" office:value-type="float" office:value="1200" calcext:value-type="float">
            <text:p>1200,00</text:p>
          </table:table-cell>
          <table:table-cell table:style-name="ce32" office:value-type="float" office:value="96" calcext:value-type="float">
            <text:p>96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2" calcext:value-type="float">
            <text:p>2,00</text:p>
          </table:table-cell>
          <table:table-cell table:style-name="ce26" office:value-type="float" office:value="1.25" calcext:value-type="float">
            <text:p>1,25</text:p>
          </table:table-cell>
          <table:table-cell table:style-name="ce91" office:value-type="float" office:value="8" calcext:value-type="float">
            <text:p>8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26" office:value-type="float" office:value="389.1" calcext:value-type="float">
            <text:p>389,10</text:p>
          </table:table-cell>
          <table:table-cell table:style-name="ce91" office:value-type="float" office:value="12" calcext:value-type="float">
            <text:p>12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119" office:value-type="float" office:value="202.6" calcext:value-type="float">
            <text:p>202,60</text:p>
          </table:table-cell>
          <table:table-cell table:number-columns-repeated="1013"/>
        </table:table-row>
        <table:table-row table:style-name="ro3">
          <table:table-cell table:style-name="ce65" office:value-type="float" office:value="1400" calcext:value-type="float">
            <text:p>1400,00</text:p>
          </table:table-cell>
          <table:table-cell table:style-name="ce32" office:value-type="float" office:value="61" calcext:value-type="float">
            <text:p>61,00</text:p>
          </table:table-cell>
          <table:table-cell table:style-name="ce27" office:value-type="float" office:value="0" calcext:value-type="float">
            <text:p>0,00</text:p>
          </table:table-cell>
          <table:table-cell table:style-name="ce91" office:value-type="float" office:value="2.44643" calcext:value-type="float">
            <text:p>2,45</text:p>
          </table:table-cell>
          <table:table-cell table:style-name="ce26" office:value-type="float" office:value="1.05" calcext:value-type="float">
            <text:p>1,05</text:p>
          </table:table-cell>
          <table:table-cell table:style-name="ce91" office:value-type="float" office:value="10" calcext:value-type="float">
            <text:p>10,00</text:p>
          </table:table-cell>
          <table:table-cell table:style-name="ce32" office:value-type="float" office:value="19" calcext:value-type="float">
            <text:p>19,00</text:p>
          </table:table-cell>
          <table:table-cell table:style-name="ce26" office:value-type="float" office:value="454" calcext:value-type="float">
            <text:p>454,00</text:p>
          </table:table-cell>
          <table:table-cell table:style-name="ce91" office:value-type="float" office:value="14" calcext:value-type="float">
            <text:p>14,00</text:p>
          </table:table-cell>
          <table:table-cell table:style-name="ce32" office:value-type="float" office:value="23" calcext:value-type="float">
            <text:p>23,00</text:p>
          </table:table-cell>
          <table:table-cell table:style-name="ce119" office:value-type="float" office:value="289" calcext:value-type="float">
            <text:p>289,00</text:p>
          </table:table-cell>
          <table:table-cell table:number-columns-repeated="1013"/>
        </table:table-row>
        <table:table-row table:style-name="ro3">
          <table:table-cell table:style-name="ce65" office:value-type="float" office:value="1600" calcext:value-type="float">
            <text:p>1600,00</text:p>
          </table:table-cell>
          <table:table-cell table:style-name="ce32" office:value-type="float" office:value="63" calcext:value-type="float">
            <text:p>63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3.11" calcext:value-type="float">
            <text:p>3,11</text:p>
          </table:table-cell>
          <table:table-cell table:style-name="ce26" office:value-type="float" office:value="5.345" calcext:value-type="float">
            <text:p>5,35</text:p>
          </table:table-cell>
          <table:table-cell table:style-name="ce91" office:value-type="float" office:value="16" calcext:value-type="float">
            <text:p>16,00</text:p>
          </table:table-cell>
          <table:table-cell table:style-name="ce32" office:value-type="float" office:value="36" calcext:value-type="float">
            <text:p>36,00</text:p>
          </table:table-cell>
          <table:table-cell table:style-name="ce26" office:value-type="float" office:value="523.7" calcext:value-type="float">
            <text:p>523,70</text:p>
          </table:table-cell>
          <table:table-cell table:style-name="ce91" office:value-type="float" office:value="21" calcext:value-type="float">
            <text:p>21,00</text:p>
          </table:table-cell>
          <table:table-cell table:style-name="ce32" office:value-type="float" office:value="40" calcext:value-type="float">
            <text:p>40,00</text:p>
          </table:table-cell>
          <table:table-cell table:style-name="ce119" office:value-type="float" office:value="272.4" calcext:value-type="float">
            <text:p>272,40</text:p>
          </table:table-cell>
          <table:table-cell table:number-columns-repeated="1013"/>
        </table:table-row>
        <table:table-row table:style-name="ro3">
          <table:table-cell table:style-name="ce65" office:value-type="float" office:value="1800" calcext:value-type="float">
            <text:p>1800,00</text:p>
          </table:table-cell>
          <table:table-cell table:style-name="ce32" office:value-type="float" office:value="68" calcext:value-type="float">
            <text:p>68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4" calcext:value-type="float">
            <text:p>4,00</text:p>
          </table:table-cell>
          <table:table-cell table:style-name="ce26" office:value-type="float" office:value="16.7" calcext:value-type="float">
            <text:p>16,70</text:p>
          </table:table-cell>
          <table:table-cell table:style-name="ce91" office:value-type="float" office:value="33" calcext:value-type="float">
            <text:p>33,00</text:p>
          </table:table-cell>
          <table:table-cell table:style-name="ce32" office:value-type="float" office:value="82" calcext:value-type="float">
            <text:p>82,00</text:p>
          </table:table-cell>
          <table:table-cell table:style-name="ce26" office:value-type="float" office:value="583.2" calcext:value-type="float">
            <text:p>583,20</text:p>
          </table:table-cell>
          <table:table-cell table:style-name="ce91" office:value-type="float" office:value="39" calcext:value-type="float">
            <text:p>39,00</text:p>
          </table:table-cell>
          <table:table-cell table:style-name="ce32" office:value-type="float" office:value="88" calcext:value-type="float">
            <text:p>88,00</text:p>
          </table:table-cell>
          <table:table-cell table:style-name="ce119" office:value-type="float" office:value="303.1" calcext:value-type="float">
            <text:p>303,10</text:p>
          </table:table-cell>
          <table:table-cell table:number-columns-repeated="1013"/>
        </table:table-row>
        <table:table-row table:style-name="ro3">
          <table:table-cell table:style-name="ce65" office:value-type="float" office:value="2000" calcext:value-type="float">
            <text:p>2000,00</text:p>
          </table:table-cell>
          <table:table-cell table:style-name="ce32" office:value-type="float" office:value="72" calcext:value-type="float">
            <text:p>72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4.27451" calcext:value-type="float">
            <text:p>4,27</text:p>
          </table:table-cell>
          <table:table-cell table:style-name="ce26" office:value-type="float" office:value="100.94" calcext:value-type="float">
            <text:p>100,94</text:p>
          </table:table-cell>
          <table:table-cell table:style-name="ce91" office:value-type="float" office:value="121" calcext:value-type="float">
            <text:p>121,00</text:p>
          </table:table-cell>
          <table:table-cell table:style-name="ce32" office:value-type="float" office:value="223" calcext:value-type="float">
            <text:p>223,00</text:p>
          </table:table-cell>
          <table:table-cell table:style-name="ce26" office:value-type="float" office:value="628.7" calcext:value-type="float">
            <text:p>628,70</text:p>
          </table:table-cell>
          <table:table-cell table:style-name="ce91" office:value-type="float" office:value="126" calcext:value-type="float">
            <text:p>126,00</text:p>
          </table:table-cell>
          <table:table-cell table:style-name="ce32" office:value-type="float" office:value="228" calcext:value-type="float">
            <text:p>228,00</text:p>
          </table:table-cell>
          <table:table-cell table:style-name="ce119" office:value-type="float" office:value="326.9" calcext:value-type="float">
            <text:p>326,90</text:p>
          </table:table-cell>
          <table:table-cell table:number-columns-repeated="1013"/>
        </table:table-row>
        <table:table-row table:style-name="ro3">
          <table:table-cell table:style-name="ce65" office:value-type="float" office:value="2200" calcext:value-type="float">
            <text:p>2200,00</text:p>
          </table:table-cell>
          <table:table-cell table:style-name="ce32" office:value-type="float" office:value="67" calcext:value-type="float">
            <text:p>67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4.21" calcext:value-type="float">
            <text:p>4,21</text:p>
          </table:table-cell>
          <table:table-cell table:style-name="ce26" office:value-type="float" office:value="279" calcext:value-type="float">
            <text:p>279,00</text:p>
          </table:table-cell>
          <table:table-cell table:style-name="ce91" office:value-type="float" office:value="331" calcext:value-type="float">
            <text:p>331,00</text:p>
          </table:table-cell>
          <table:table-cell table:style-name="ce32" office:value-type="float" office:value="475" calcext:value-type="float">
            <text:p>475,00</text:p>
          </table:table-cell>
          <table:table-cell table:style-name="ce26" office:value-type="float" office:value="652.9" calcext:value-type="float">
            <text:p>652,90</text:p>
          </table:table-cell>
          <table:table-cell table:style-name="ce91" office:value-type="float" office:value="339" calcext:value-type="float">
            <text:p>339,00</text:p>
          </table:table-cell>
          <table:table-cell table:style-name="ce32" office:value-type="float" office:value="481" calcext:value-type="float">
            <text:p>481,00</text:p>
          </table:table-cell>
          <table:table-cell table:style-name="ce119" office:value-type="float" office:value="338" calcext:value-type="float">
            <text:p>338,00</text:p>
          </table:table-cell>
          <table:table-cell table:number-columns-repeated="1013"/>
        </table:table-row>
        <table:table-row table:style-name="ro3">
          <table:table-cell table:style-name="ce65" office:value-type="float" office:value="2400" calcext:value-type="float">
            <text:p>2400,00</text:p>
          </table:table-cell>
          <table:table-cell table:style-name="ce32" office:value-type="float" office:value="70" calcext:value-type="float">
            <text:p>70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4.2" calcext:value-type="float">
            <text:p>4,20</text:p>
          </table:table-cell>
          <table:table-cell table:style-name="ce26" office:value-type="float" office:value="391.52" calcext:value-type="float">
            <text:p>391,52</text:p>
          </table:table-cell>
          <table:table-cell table:style-name="ce91" office:value-type="float" office:value="650" calcext:value-type="float">
            <text:p>650,00</text:p>
          </table:table-cell>
          <table:table-cell table:style-name="ce32" office:value-type="float" office:value="656" calcext:value-type="float">
            <text:p>656,00</text:p>
          </table:table-cell>
          <table:table-cell table:style-name="ce26" office:value-type="float" office:value="631.6" calcext:value-type="float">
            <text:p>631,60</text:p>
          </table:table-cell>
          <table:table-cell table:style-name="ce91" office:value-type="float" office:value="658" calcext:value-type="float">
            <text:p>658,00</text:p>
          </table:table-cell>
          <table:table-cell table:style-name="ce32" office:value-type="float" office:value="659" calcext:value-type="float">
            <text:p>659,00</text:p>
          </table:table-cell>
          <table:table-cell table:style-name="ce119" office:value-type="float" office:value="398.71" calcext:value-type="float">
            <text:p>398,71</text:p>
          </table:table-cell>
          <table:table-cell table:style-name="ce114"/>
          <table:table-cell table:number-columns-repeated="1012"/>
        </table:table-row>
        <table:table-row table:style-name="ro3">
          <table:table-cell table:style-name="ce65" office:value-type="float" office:value="2600" calcext:value-type="float">
            <text:p>2600,00</text:p>
          </table:table-cell>
          <table:table-cell table:style-name="ce32" office:value-type="float" office:value="88" calcext:value-type="float">
            <text:p>88,00</text:p>
          </table:table-cell>
          <table:table-cell table:style-name="ce26" office:value-type="float" office:value="0" calcext:value-type="float">
            <text:p>0,00</text:p>
          </table:table-cell>
          <table:table-cell table:style-name="ce91" office:value-type="float" office:value="4.46" calcext:value-type="float">
            <text:p>4,46</text:p>
          </table:table-cell>
          <table:table-cell table:style-name="ce26" office:value-type="float" office:value="461.89" calcext:value-type="float">
            <text:p>461,89</text:p>
          </table:table-cell>
          <table:table-cell table:style-name="ce91" office:value-type="float" office:value="544" calcext:value-type="float">
            <text:p>544,00</text:p>
          </table:table-cell>
          <table:table-cell table:style-name="ce32" office:value-type="float" office:value="706" calcext:value-type="float">
            <text:p>706,00</text:p>
          </table:table-cell>
          <table:table-cell table:style-name="ce26" office:value-type="float" office:value="720.7" calcext:value-type="float">
            <text:p>720,70</text:p>
          </table:table-cell>
          <table:table-cell table:style-name="ce91" office:value-type="float" office:value="557" calcext:value-type="float">
            <text:p>557,00</text:p>
          </table:table-cell>
          <table:table-cell table:style-name="ce32" office:value-type="float" office:value="717" calcext:value-type="float">
            <text:p>717,00</text:p>
          </table:table-cell>
          <table:table-cell table:style-name="ce119" office:value-type="float" office:value="372.5" calcext:value-type="float">
            <text:p>372,50</text:p>
          </table:table-cell>
          <table:table-cell table:number-columns-repeated="1013"/>
        </table:table-row>
        <table:table-row table:style-name="ro3">
          <table:table-cell table:style-name="ce66" office:value-type="float" office:value="2800" calcext:value-type="float">
            <text:p>2800</text:p>
          </table:table-cell>
          <table:table-cell table:style-name="ce79" office:value-type="float" office:value="90" calcext:value-type="float">
            <text:p>90,00</text:p>
          </table:table-cell>
          <table:table-cell table:style-name="ce79" office:value-type="float" office:value="0" calcext:value-type="float">
            <text:p>0,00</text:p>
          </table:table-cell>
          <table:table-cell table:style-name="ce92" office:value-type="float" office:value="3.08" calcext:value-type="float">
            <text:p>3,08</text:p>
          </table:table-cell>
          <table:table-cell table:style-name="ce100" office:value-type="float" office:value="279.371" calcext:value-type="float">
            <text:p>279,37</text:p>
          </table:table-cell>
          <table:table-cell table:style-name="ce107" office:value-type="float" office:value="612" calcext:value-type="float">
            <text:p>612,00</text:p>
          </table:table-cell>
          <table:table-cell table:style-name="ce109" office:value-type="float" office:value="891" calcext:value-type="float">
            <text:p>891,00</text:p>
          </table:table-cell>
          <table:table-cell table:style-name="ce100" office:value-type="float" office:value="391.5" calcext:value-type="float">
            <text:p>391,50</text:p>
          </table:table-cell>
          <table:table-cell table:style-name="ce107" office:value-type="float" office:value="627" calcext:value-type="float">
            <text:p>627,00</text:p>
          </table:table-cell>
          <table:table-cell table:style-name="ce109" office:value-type="float" office:value="906" calcext:value-type="float">
            <text:p>906,00</text:p>
          </table:table-cell>
          <table:table-cell table:style-name="ce120" office:value-type="float" office:value="197.4" calcext:value-type="float">
            <text:p>197,40</text:p>
          </table:table-cell>
          <table:table-cell table:number-columns-repeated="1013"/>
        </table:table-row>
        <table:table-row table:style-name="ro3">
          <table:table-cell table:style-name="ce12"/>
          <table:table-cell table:number-columns-repeated="3"/>
          <table:table-cell table:style-name="ce26" table:number-columns-repeated="2"/>
          <table:table-cell table:style-name="ce32"/>
          <table:table-cell table:style-name="ce26"/>
          <table:table-cell table:style-name="ce32" table:number-columns-repeated="2"/>
          <table:table-cell table:style-name="ce26"/>
          <table:table-cell table:number-columns-repeated="101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20"/>
          <table:table-cell table:number-columns-repeated="13"/>
          <table:table-cell table:style-name="ce121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office:value-type="string" calcext:value-type="string">
            <text:p>file:///home/manu/Escritorio/cam</text:p>
          </table:table-cell>
          <table:table-cell table:number-columns-repeated="2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2:18:59.864719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12M51S</meta:editing-duration>
    <meta:editing-cycles>15</meta:editing-cycles>
    <meta:generator>LibreOffice/6.0.2.1.0$Linux_X86_64 LibreOffice_project/00m0$Build-1</meta:generator>
    <dc:date>2018-04-06T14:07:38.027767211</dc:date>
    <meta:document-statistic meta:table-count="1" meta:cell-count="1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8 Hoja1.H14:Hoja1.H28" chart:data-source-has-labels="row" svg:x="-0.17cm" svg:y="0.935cm" svg:width="16.992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8" chart:label-cell-address="Hoja1.H14:Hoja1.H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Hoja1.A15:Hoja1.A28</svg:desc>
                </draw:g>
              </table:table-cell>
              <table:table-cell office:value-type="float" office:value="67.7">
                <text:p>67.7</text:p>
                <draw:g>
                  <svg:desc>Hoja1.H15:Hoja1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62.49">
                <text:p>262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7.5">
                <text:p>32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523.7">
                <text:p>52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583.2">
                <text:p>58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28.7">
                <text:p>62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652.9">
                <text:p>65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631.6">
                <text:p>63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391.5">
                <text:p>39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2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8 Hoja1.J14:Hoja1.J28" chart:data-source-has-labels="row" svg:x="-0.323cm" svg:y="1.551cm" svg:width="14.869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8" chart:label-cell-address="Hoja1.J14:Hoja1.J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Hoja1.A15:Hoja1.A28</svg:desc>
                </draw:g>
              </table:table-cell>
              <table:table-cell office:value-type="float" office:value="16">
                <text:p>16</text:p>
                <draw:g>
                  <svg:desc>Hoja1.J15:Hoja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906">
                <text:p>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8 Hoja1.G14:Hoja1.G28" chart:data-source-has-labels="row" svg:x="-0.794cm" svg:y="1.58cm" svg:width="15.429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8" chart:label-cell-address="Hoja1.G14:Hoja1.G14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Hoja1.A15:Hoja1.A28</svg:desc>
                </draw:g>
              </table:table-cell>
              <table:table-cell office:value-type="float" office:value="14">
                <text:p>14</text:p>
                <draw:g>
                  <svg:desc>Hoja1.G15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891">
                <text:p>8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8 Hoja1.K15:Hoja1.K28" svg:x="-0.61cm" svg:y="0.677cm" svg:width="17.773cm" svg:height="6.7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8" chart:class="chart:scatter">
            <chart:domain table:cell-range-address="Hoja1.A15:Hoja1.A2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Hoja1.A15:Hoja1.A28</svg:desc>
                </draw:g>
              </table:table-cell>
              <table:table-cell office:value-type="float" office:value="35.5">
                <text:p>35.5</text:p>
                <draw:g>
                  <svg:desc>Hoja1.K15:Hoja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202.6">
                <text:p>20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272.4">
                <text:p>27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303.1">
                <text:p>30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326.9">
                <text:p>32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398.71">
                <text:p>398.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372.5">
                <text:p>37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197.4">
                <text:p>197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